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07737" calcext:value-type="float">
            <text:p>1.81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0221" calcext:value-type="float">
            <text:p>2.51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952" calcext:value-type="float">
            <text:p>2.5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2693" calcext:value-type="float">
            <text:p>2.59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30564" calcext:value-type="float">
            <text:p>5.33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68625" calcext:value-type="float">
            <text:p>7.27E+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90118" calcext:value-type="float">
            <text:p>8.79E+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.785813" calcext:value-type="float">
            <text:p>9.79E+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10259" calcext:value-type="float">
            <text:p>1.11E+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.74457" calcext:value-type="float">
            <text:p>1.17E+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55243" calcext:value-type="float">
            <text:p>1.26E+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2261" calcext:value-type="float">
            <text:p>1.32E+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.40964" calcext:value-type="float">
            <text:p>1.34E+0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.08519" calcext:value-type="float">
            <text:p>1.41E+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.47851" calcext:value-type="float">
            <text:p>1.45E+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.92942" calcext:value-type="float">
            <text:p>1.49E+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.15445" calcext:value-type="float">
            <text:p>1.52E+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.70118" calcext:value-type="float">
            <text:p>1.57E+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943" calcext:value-type="float">
            <text:p>1.59E+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.93502" calcext:value-type="float">
            <text:p>1.59E+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.20252" calcext:value-type="float">
            <text:p>1.62E+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.5223" calcext:value-type="float">
            <text:p>1.65E+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6.89367" calcext:value-type="float">
            <text:p>1.69E+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.00461" calcext:value-type="float">
            <text:p>1.70E+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.26188" calcext:value-type="float">
            <text:p>1.73E+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.27687" calcext:value-type="float">
            <text:p>1.73E+0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.48668" calcext:value-type="float">
            <text:p>1.75E+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.56932" calcext:value-type="float">
            <text:p>1.76E+0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.79093" calcext:value-type="float">
            <text:p>1.78E+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.74573" calcext:value-type="float">
            <text:p>1.77E+0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7.93668" calcext:value-type="float">
            <text:p>1.79E+0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.89522" calcext:value-type="float">
            <text:p>1.79E+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.07929" calcext:value-type="float">
            <text:p>1.81E+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.21386" calcext:value-type="float">
            <text:p>1.82E+0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.385" calcext:value-type="float">
            <text:p>1.84E+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.37757" calcext:value-type="float">
            <text:p>1.84E+0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8.43613" calcext:value-type="float">
            <text:p>1.84E+0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.41209" calcext:value-type="float">
            <text:p>1.84E+0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.57242" calcext:value-type="float">
            <text:p>1.86E+0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.54682" calcext:value-type="float">
            <text:p>1.85E+0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8.72142" calcext:value-type="float">
            <text:p>1.87E+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.76322" calcext:value-type="float">
            <text:p>1.88E+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8.77679" calcext:value-type="float">
            <text:p>1.88E+0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8.94504" calcext:value-type="float">
            <text:p>1.89E+0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8.85179" calcext:value-type="float">
            <text:p>1.89E+0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8.99168" calcext:value-type="float">
            <text:p>1.90E+0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9.16805" calcext:value-type="float">
            <text:p>1.92E+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9.0761" calcext:value-type="float">
            <text:p>1.91E+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9.00466" calcext:value-type="float">
            <text:p>1.90E+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.27095" calcext:value-type="float">
            <text:p>1.93E+0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.02655" calcext:value-type="float">
            <text:p>1.90E+0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.11772" calcext:value-type="float">
            <text:p>1.91E+0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.18019" calcext:value-type="float">
            <text:p>1.92E+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.16184" calcext:value-type="float">
            <text:p>1.92E+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9.45828" calcext:value-type="float">
            <text:p>1.95E+0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.34955" calcext:value-type="float">
            <text:p>1.93E+0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9.32094" calcext:value-type="float">
            <text:p>1.93E+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.52423" calcext:value-type="float">
            <text:p>1.95E+0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.49133" calcext:value-type="float">
            <text:p>1.95E+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9.48729" calcext:value-type="float">
            <text:p>1.95E+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9.44091" calcext:value-type="float">
            <text:p>1.94E+0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9.48589" calcext:value-type="float">
            <text:p>1.95E+0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9.48307" calcext:value-type="float">
            <text:p>1.95E+0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9.53016" calcext:value-type="float">
            <text:p>1.95E+0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.43057" calcext:value-type="float">
            <text:p>1.94E+0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9.54443" calcext:value-type="float">
            <text:p>1.95E+0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9.68147" calcext:value-type="float">
            <text:p>1.97E+0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9.57555" calcext:value-type="float">
            <text:p>1.96E+0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9.72882" calcext:value-type="float">
            <text:p>1.97E+0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9.4961" calcext:value-type="float">
            <text:p>1.95E+0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.76699" calcext:value-type="float">
            <text:p>1.98E+0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9.8028" calcext:value-type="float">
            <text:p>1.98E+0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.6067" calcext:value-type="float">
            <text:p>1.96E+0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9.78052" calcext:value-type="float">
            <text:p>1.98E+0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9.69929" calcext:value-type="float">
            <text:p>1.97E+0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9.54813" calcext:value-type="float">
            <text:p>1.95E+0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9.9241" calcext:value-type="float">
            <text:p>1.99E+0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.6947" calcext:value-type="float">
            <text:p>1.97E+0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9.90521" calcext:value-type="float">
            <text:p>1.99E+0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9.60738" calcext:value-type="float">
            <text:p>1.96E+0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.60027" calcext:value-type="float">
            <text:p>1.96E+0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9.59727" calcext:value-type="float">
            <text:p>1.96E+0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9.85776" calcext:value-type="float">
            <text:p>1.99E+0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9.80052" calcext:value-type="float">
            <text:p>1.98E+0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9.72304" calcext:value-type="float">
            <text:p>1.97E+0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9.8517" calcext:value-type="float">
            <text:p>1.99E+0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9.7593" calcext:value-type="float">
            <text:p>1.98E+0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9.83988" calcext:value-type="float">
            <text:p>1.98E+01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9.73899" calcext:value-type="float">
            <text:p>1.97E+0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9.84877" calcext:value-type="float">
            <text:p>1.98E+0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9.81782" calcext:value-type="float">
            <text:p>1.98E+01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9.54387" calcext:value-type="float">
            <text:p>1.95E+01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.14511" calcext:value-type="float">
            <text:p>2.01E+0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9.89507" calcext:value-type="float">
            <text:p>1.99E+0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9.85606" calcext:value-type="float">
            <text:p>1.99E+0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0.0407" calcext:value-type="float">
            <text:p>2.00E+0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9.60933" calcext:value-type="float">
            <text:p>1.96E+0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.83474" calcext:value-type="float">
            <text:p>1.98E+0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9.80456" calcext:value-type="float">
            <text:p>1.98E+0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9.69829" calcext:value-type="float">
            <text:p>1.97E+01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.69554" calcext:value-type="float">
            <text:p>1.97E+01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.79377" calcext:value-type="float">
            <text:p>1.98E+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.69507" calcext:value-type="float">
            <text:p>1.97E+01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9.98727" calcext:value-type="float">
            <text:p>2.00E+0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9.913" calcext:value-type="float">
            <text:p>1.99E+01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9.90563" calcext:value-type="float">
            <text:p>1.99E+0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9.92945" calcext:value-type="float">
            <text:p>1.99E+0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9.86762" calcext:value-type="float">
            <text:p>1.99E+0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9.98533" calcext:value-type="float">
            <text:p>2.00E+01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0.16215" calcext:value-type="float">
            <text:p>2.02E+0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0.14904" calcext:value-type="float">
            <text:p>2.01E+01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9.85387" calcext:value-type="float">
            <text:p>1.99E+0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0.2037" calcext:value-type="float">
            <text:p>2.02E+0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9.83514" calcext:value-type="float">
            <text:p>1.98E+0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0.04246" calcext:value-type="float">
            <text:p>2.00E+0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9.80961" calcext:value-type="float">
            <text:p>1.98E+0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0.12074" calcext:value-type="float">
            <text:p>2.01E+0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9.82393" calcext:value-type="float">
            <text:p>1.98E+0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0.35559" calcext:value-type="float">
            <text:p>2.04E+0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0.25261" calcext:value-type="float">
            <text:p>2.03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7:26:27.542036899</meta:creation-date>
    <dc:date>2017-05-30T17:27:50.595935235</dc:date>
    <meta:editing-duration>PT1M22S</meta:editing-duration>
    <meta:editing-cycles>4</meta:editing-cycles>
    <meta:generator>LibreOffice/5.3.1.2$Linux_X86_64 LibreOffice_project/30m0$Build-2</meta:generator>
    <meta:document-statistic meta:table-count="1" meta:cell-count="240" meta:object-count="0"/>
  </office:meta>
</office:document-meta>
</file>